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200%"/>
      <style:text-properties officeooo:rsid="00038280" officeooo:paragraph-rsid="00038280"/>
    </style:style>
    <style:style style:name="P2" style:family="paragraph" style:parent-style-name="Standard">
      <style:paragraph-properties fo:line-height="200%" fo:text-align="center" style:justify-single-word="false"/>
      <style:text-properties officeooo:rsid="00038280" officeooo:paragraph-rsid="00038280"/>
    </style:style>
    <style:style style:name="P3" style:family="paragraph" style:parent-style-name="Standard">
      <style:paragraph-properties fo:line-height="200%" fo:text-align="start" style:justify-single-word="false"/>
      <style:text-properties officeooo:rsid="0003ecd6" officeooo:paragraph-rsid="0003ecd6"/>
    </style:style>
    <style:style style:name="T1" style:family="text">
      <style:text-properties officeooo:rsid="00057d49"/>
    </style:style>
    <style:style style:name="T2" style:family="text">
      <style:text-properties officeooo:rsid="0007dd5b"/>
    </style:style>
    <style:style style:name="T3" style:family="text">
      <style:text-properties officeooo:rsid="0008fe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Kinsey</text:p>
      <text:p text:style-name="P1">CSCI 491</text:p>
      <text:p text:style-name="P1">20 September 2015</text:p>
      <text:p text:style-name="P2">Milestone 2</text:p>
      <text:p text:style-name="P3"><text:tab/><text:span text:style-name="T1">In my project, the bulk of the work is going to be converting and rendering the data. Becuase of this, the physical structure will be quite simple. The project will function within one html page. Depending on the success of the project, it has the possibility of being incorporated into a pre-existing website. Currently, rendering of only one data set is planned, however, the application will be designed in such a way that it will work with any data set in the same file format. </text:span></text:p>
      <text:p text:style-name="P3"><text:tab/><text:span text:style-name="T2">Once a dataset has been loaded, a user will be able to click and drag to adjust the perspective, as well as scroll to zoom in on the scene. While the structure and story-board of my project are simple, the time expectation will still be high because of the nature of working with 3D rendering and large data sets. If the structure or story-board of my project does not meet the requirements, let me know and I can find ways to expand it. In general I would prefer to focus on the modeling rather than website structure.</text:span></text:p>
      <text:p text:style-name="P3"><text:tab/><text:span text:style-name="T3">Testing will be carried out by comparing the output of the application to the output of the 3d rendering program Paraview, which is used by the team of researchers to visualize the data. For smaller functions within the application, I will be able to unit-test them individua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Kinsey</meta:initial-creator>
    <meta:creation-date>2015-09-20T18:22:56.390360336</meta:creation-date>
    <dc:date>2015-09-23T15:06:08.526504248</dc:date>
    <dc:creator>Michael Kinsey</dc:creator>
    <meta:editing-duration>P1DT22H1M8S</meta:editing-duration>
    <meta:editing-cycles>10</meta:editing-cycles>
    <meta:generator>LibreOffice/4.3.3.2$Linux_X86_64 LibreOffice_project/430m0$Build-2</meta:generator>
    <meta:document-statistic meta:table-count="0" meta:image-count="0" meta:object-count="0" meta:page-count="1" meta:paragraph-count="7" meta:word-count="238" meta:character-count="1333" meta:non-whitespace-character-count="1098"/>
  </office:meta>
</office:document-meta>
</file>